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eading_20_4"/>
    <style:style style:name="P4" style:family="paragraph" style:parent-style-name="Standard">
      <style:text-properties fo:font-weight="normal" style:font-weight-asian="normal" style:font-weight-complex="normal"/>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2"/>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center" style:justify-single-word="false" fo:break-before="page"/>
      <style:text-properties fo:font-size="18pt" style:font-size-asian="18pt" style:font-size-complex="18pt"/>
    </style:style>
    <style:style style:name="P10" style:family="paragraph" style:parent-style-name="Text_20_body">
      <style:text-properties fo:font-weight="bold" style:font-weight-asian="bold" style:font-weight-complex="bold"/>
    </style:style>
    <style:style style:name="P11" style:family="paragraph" style:parent-style-name="Heading_20_1">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normal" style:font-weight-asian="normal"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NOORA</text:p>
      <text:p text:style-name="P8">white paper</text:p>
      <text:p text:style-name="P9"/>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1.Introduction<text:tab/>3</text:p>
          <text:p text:style-name="P12">2.Taking procedures to the database<text:tab/>3</text:p>
          <text:p text:style-name="P14">why use “programs”?<text:tab/>3</text:p>
          <text:p text:style-name="P14">What are these “programs”?<text:tab/>3</text:p>
          <text:p text:style-name="P14">What is the difference between recreating and updating a database?<text:tab/>3</text:p>
          <text:p text:style-name="P12">3.The different release life cycle phases<text:tab/>4</text:p>
          <text:p text:style-name="P13">3.1The development phase<text:tab/>4</text:p>
          <text:p text:style-name="P14">Which development database should I use?<text:tab/>4</text:p>
          <text:p text:style-name="P14">How do I use the database?<text:tab/>4</text:p>
          <text:p text:style-name="P12">4.Reusable modules<text:tab/>4</text:p>
          <text:p text:style-name="P12">5.Life cycle phases<text:tab/>4</text:p>
          <text:p text:style-name="P13">5.1development phase<text:tab/>4</text:p>
          <text:p text:style-name="P13">5.2test phase<text:tab/>4</text:p>
          <text:p text:style-name="P13">5.3acceptance phase<text:tab/>4</text:p>
          <text:p text:style-name="P13">5.4production phase<text:tab/>4</text:p>
        </text:index-body>
      </text:table-of-content>
      <text:p text:style-name="Standard"/>
      <text:h text:style-name="P11" text:outline-level="1">Introduction</text:h>
      <text:p text:style-name="Standard">A database contains data that is structured according to a set of rules that are set by the programmer or database designer. Upholding these rules is up to the programmer. </text:p>
      <text:p text:style-name="Standard"/>
      <text:p text:style-name="Standard">These rules may be implemented ad hoc, meaning that building the structure is done manually and filling the database with data is either done by importing data using procedures, by using scripts that contain insert or update statements or executing statements manually.</text:p>
      <text:p text:style-name="Standard"/>
      <text:p text:style-name="Standard">Another method to uphold these rules is to take a programmatic approach. The database is considered to be a system that is created and maintained by using “programs”. These “programs” consist of software that can create and update the database using data that is structured according the “program” rules.</text:p>
      <text:p text:style-name="Standard"/>
      <text:p text:style-name="Standard">Whichever method you choose it will have its advantages and disadvantages. In this document we will focus on the programmatic approach and the (dis)advantages of that approach and leave the unstructured manual method for others to examine.</text:p>
      <text:h text:style-name="Heading_20_1" text:outline-level="1">Taking procedures to the database</text:h>
      <text:p text:style-name="Standard">We consider the database as a dynamic system. This system is fed its data using “programs” (import procedures, web sites or services, etc...). Other programs consume the data that is contained in the database (for example, a website).</text:p>
      <text:p text:style-name="Standard"/>
      <text:h text:style-name="Heading_20_4" text:outline-level="4">why use “programs”?</text:h>
      <text:p text:style-name="P2">Procedures allows for creation or updating of databases in a reproducible way. Every time the database is recreated or updated, the resulting database is exactly the same.</text:p>
      <text:p text:style-name="P2">This allows for:</text:p>
      <text:list xml:id="list43664736" text:style-name="L1">
        <text:list-item>
          <text:p text:style-name="P5">the developer to create a versioned package to create or update a database</text:p>
        </text:list-item>
        <text:list-item>
          <text:p text:style-name="P5">the tester to recreate a database as intended by the developer</text:p>
        </text:list-item>
        <text:list-item>
          <text:p text:style-name="P5">the customer to inspect a tested database</text:p>
        </text:list-item>
        <text:list-item>
          <text:p text:style-name="P5">the production database to be inspected and tested.</text:p>
        </text:list-item>
      </text:list>
      <text:p text:style-name="P2">This is possible since the versioned packaged used for development, testing, acceptance and production databases is always the same. As a result the created or updated database is always the same.</text:p>
      <text:p text:style-name="P1"/>
      <text:h text:style-name="Heading_20_4" text:outline-level="4">What are these “programs”?</text:h>
      <text:p text:style-name="P2">Programs are implemented by NOORA to create or update the database and they are written using the programming language Python. They can recreate or update a database.</text:p>
      <text:p text:style-name="P2">Normally the database is recreated in the development and test phase. The Acceptance and Production systems are normally updated.</text:p>
      <text:p text:style-name="P2"/>
      <text:h text:style-name="Heading_20_4" text:outline-level="4">What is the difference between recreating and updating a database?</text:h>
      <text:p text:style-name="P2">Recreating a database implies that it does not already exist and is created from scratch or that the database is already present en first made empty (remove all tables, indexes, procedures, etc...) and then recreated from scratch.</text:p>
      <text:p text:style-name="P2">Updating a database is usually performed on databases that are already in use and need changes to the structure or data that is contained in that database.</text:p>
      <text:h text:style-name="Heading_20_1" text:outline-level="1"><text:soft-page-break/>The different release life cycle phases</text:h>
      <text:p text:style-name="Standard">The following life cycle phases are indentified:</text:p>
      <text:list xml:id="list43706605" text:style-name="L2">
        <text:list-item>
          <text:p text:style-name="P6">development phase</text:p>
        </text:list-item>
        <text:list-item>
          <text:p text:style-name="P6">test phase</text:p>
        </text:list-item>
        <text:list-item>
          <text:p text:style-name="P6">user acceptance phase</text:p>
        </text:list-item>
        <text:list-item>
          <text:p text:style-name="P6">production phase</text:p>
        </text:list-item>
      </text:list>
      <text:p text:style-name="Standard"/>
      <text:p text:style-name="Standard">At least one database must exists for every phase.</text:p>
      <text:h text:style-name="Heading_20_2" text:outline-level="2">The development phase</text:h>
      <text:p text:style-name="Text_20_body">This phase marks the start for all development, changes or updates with regard to the database. It is possible that a single developer will carry out the development or that a team of developers are involved.</text:p>
      <text:h text:style-name="Heading_20_4" text:outline-level="4">Which development database should I use?</text:h>
      <text:p text:style-name="P10"><text:span text:style-name="T1">As a single developer you own your development database and you are responsible for that database. </text:span></text:p>
      <text:p text:style-name="P10"><text:span text:style-name="T1">Teams have a choice. The team may use a single development database that is shared between the developers. Another choice is that every developer has a database of its own.</text:span></text:p>
      <text:h text:style-name="Heading_20_4" text:outline-level="4">How do I use the database?</text:h>
      <text:p text:style-name="Text_20_body"><text:s/></text:p>
      <text:h text:style-name="Heading_20_1" text:outline-level="1">Reusable modules</text:h>
      <text:p text:style-name="Standard"/>
      <text:h text:style-name="Heading_20_1" text:outline-level="1">Life cycle phases</text:h>
      <text:p text:style-name="Standard"/>
      <text:h text:style-name="Heading_20_2" text:outline-level="2">development phase</text:h>
      <text:p text:style-name="Standard"/>
      <text:h text:style-name="Heading_20_2" text:outline-level="2">test phase</text:h>
      <text:p text:style-name="Standard"/>
      <text:h text:style-name="Heading_20_2" text:outline-level="2">acceptance phase</text:h>
      <text:p text:style-name="Standard"/>
      <text:h text:style-name="Heading_20_2" text:outline-level="2">production phase</text:h>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ist</meta:initial-creator>
    <meta:creation-date>2010-06-20T12:54:48.07</meta:creation-date>
    <dc:date>2010-06-22T00:21:26.83</dc:date>
    <meta:editing-duration>PT11H42M19S</meta:editing-duration>
    <meta:editing-cycles>31</meta:editing-cycles>
    <meta:generator>OpenOffice.org/3.2$Win32 OpenOffice.org_project/320m12$Build-9483</meta:generator>
    <meta:document-statistic meta:table-count="0" meta:image-count="0" meta:object-count="0" meta:page-count="4" meta:paragraph-count="59" meta:word-count="675" meta:character-count="4027"/>
  </office:meta>
</office:document-meta>
</file>